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2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PEREZ CHANCO, FREDI GREGO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9721435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CAÑETE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84456046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PEREZ CHANCO FREDI GREGORI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0972143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84 456 04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6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2/08/2021</text:p>
          </table:table-cell>
          <table:table-cell table:style-name="Tabla2.A3" office:value-type="string">
            <text:p text:style-name="P22">334022</text:p>
          </table:table-cell>
          <table:table-cell table:style-name="Tabla2.D3" office:value-type="string">
            <text:p text:style-name="P23">6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2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0:16:01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